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25cm"/>
    </style:style>
    <style:style style:name="co2" style:family="table-column">
      <style:table-column-properties fo:break-before="auto" style:column-width="14.1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 table:style-name="ce1" office:value-type="string" calcext:value-type="string">
            <text:p>SIM-VICUS</text:p>
          </table:table-cell>
          <table:table-cell/>
          <table:table-cell office:value-type="float" office:value="2021" calcext:value-type="float">
            <text:p>2021</text:p>
          </table:table-cell>
          <table:table-cell table:style-name="ce5" office:value-type="float" office:value="2022" calcext:value-type="float" table:number-columns-spanned="12" table:number-rows-spanned="1">
            <text:p>2022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Dez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string" calcext:value-type="string">
            <text:p>Mrz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string" calcext:value-type="string">
            <text:p>Sep</text:p>
          </table:table-cell>
          <table:table-cell table:style-name="ce2" office:value-type="string" calcext:value-type="string">
            <text:p>Okt</text:p>
          </table:table-cell>
          <table:table-cell table:style-name="ce2" office:value-type="string" calcext:value-type="string">
            <text:p>Nov</text:p>
          </table:table-cell>
          <table:table-cell office:value-type="string" calcext:value-type="string">
            <text:p>Dez</text:p>
          </table:table-cell>
        </table:table-row>
        <table:table-row table:style-name="ro1">
          <table:table-cell office:value-type="string" calcext:value-type="string">
            <text:p>IFC Import</text:p>
          </table:table-cell>
          <table:table-cell/>
          <table:table-cell table:style-name="ce3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Flächen (reine Geometrie)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Fensterverschneidung (Opening)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erialien + Konstruktionen</text:p>
          </table:table-cell>
          <table:table-cell table:number-columns-repeated="2"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 Objekte</text:p>
          </table:table-cell>
          <table:table-cell table:number-columns-repeated="2"/>
          <table:table-cell table:style-name="ce3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Verschneidungsalgorithmus</text:p>
          </table:table-cell>
          <table:table-cell office:value-type="string" calcext:value-type="string">
            <text:p>Trimfunktion (Linie und Fläche + 2 Flächen mitandern) + Automatische Verschneiden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Automatische Verknüpfen</text:p>
          </table:table-cell>
          <table:table-cell/>
          <table:table-cell table:style-name="ce3"/>
          <table:table-cell table:number-columns-repeated="12"/>
        </table:table-row>
        <table:table-row table:style-name="ro1">
          <table:table-cell office:value-type="string" calcext:value-type="string">
            <text:p>Datenmodell auf 2D-Polygone umstellen???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Icon Umbau</text:p>
          </table:table-cell>
          <table:table-cell table:number-columns-repeated="2"/>
          <table:table-cell table:style-name="ce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DXF Import</text:p>
          </table:table-cell>
          <table:table-cell table:number-columns-repeated="4"/>
          <table:table-cell table:style-name="ce4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Geometrie Überarbeitung Review</text:p>
          </table:table-cell>
          <table:table-cell/>
          <table:table-cell table:style-name="ce3"/>
          <table:table-cell table:number-columns-repeated="12"/>
        </table:table-row>
        <table:table-row table:style-name="ro1">
          <table:table-cell office:value-type="string" calcext:value-type="string">
            <text:p>View 3D einbinden ins Datenformat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Definition der Plugins</text:p>
          </table:table-cell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Schnittstelle für Plugins herstellen</text:p>
          </table:table-cell>
          <table:table-cell table:number-columns-repeated="2"/>
          <table:table-cell table:style-name="ce4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Datenbanken</text:p>
          </table:table-cell>
          <table:table-cell table:number-columns-repeated="2"/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Konstruktion</text:p>
          </table:table-cell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Komponenten</text:p>
          </table:table-cell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Zonetemplate</text:p>
          </table:table-cell>
          <table:table-cell table:number-columns-repeated="3"/>
          <table:table-cell table:style-name="ce3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Export Vorlauftemperaturberechnung mittels Außenlufttemperatur</text:p>
          </table:table-cell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Messfunktionen Fläche, Volumen, Länge, Winkel</text:p>
          </table:table-cell>
          <table:table-cell table:number-columns-repeated="2"/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onnendiagramm</text:p>
          </table:table-cell>
          <table:table-cell table:number-columns-repeated="4"/>
          <table:table-cell table:style-name="ce4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Detailliertes Fenstermodell</text:p>
          </table:table-cell>
          <table:table-cell table:number-columns-repeated="9"/>
          <table:table-cell table:style-name="ce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Import Bild (Pixelgrafik)</text:p>
          </table:table-cell>
          <table:table-cell table:number-columns-repeated="4"/>
          <table:table-cell table:style-name="ce4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atenmodell für 3D Objekte</text:p>
          </table:table-cell>
          <table:table-cell table:number-columns-repeated="2"/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utomatisierte Fensterlaibung</text:p>
          </table:table-cell>
          <table:table-cell table:number-columns-repeated="4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Interaktive Duplizieren</text:p>
          </table:table-cell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3D Punktbearbeitung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8:26:52.727067069</meta:creation-date>
    <dc:date>2021-11-02T16:54:20.928325064</dc:date>
    <meta:editing-duration>PT7H46M56S</meta:editing-duration>
    <meta:editing-cycles>5</meta:editing-cycles>
    <meta:generator>LibreOffice/6.4.7.2$Linux_X86_64 LibreOffice_project/40$Build-2</meta:generator>
    <meta:document-statistic meta:table-count="1" meta:cell-count="45" meta:object-count="0"/>
  </office:meta>
</office:document-meta>
</file>